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  <style:text-properties style:font-name="Times New Roman" fo:font-size="14pt" officeooo:rsid="001ba7f8" officeooo:paragraph-rsid="001c3815" style:font-size-asian="14pt" style:font-size-complex="14pt"/>
    </style:style>
    <style:style style:name="P2" style:family="paragraph" style:parent-style-name="Preformatted_20_Text">
      <style:paragraph-properties fo:text-align="justify" style:justify-single-word="false"/>
      <style:text-properties style:font-name="Times New Roman" fo:font-size="14pt" officeooo:paragraph-rsid="001c3815" style:font-size-asian="14pt" style:font-size-complex="14pt"/>
    </style:style>
    <style:style style:name="P3" style:family="paragraph" style:parent-style-name="Preformatted_20_Text">
      <style:paragraph-properties fo:text-align="justify" style:justify-single-word="false"/>
      <style:text-properties style:font-name="Times New Roman" fo:font-size="14pt" officeooo:rsid="001c3815" officeooo:paragraph-rsid="001c3815" style:font-size-asian="14pt" style:font-size-complex="14pt"/>
    </style:style>
    <style:style style:name="P4" style:family="paragraph" style:parent-style-name="Preformatted_20_Text">
      <style:paragraph-properties fo:text-align="justify" style:justify-single-word="false"/>
      <style:text-properties style:font-name="Times New Roman" fo:font-size="14pt" officeooo:rsid="001c3815" officeooo:paragraph-rsid="001fbdc8" style:font-size-asian="14pt" style:font-size-complex="14pt"/>
    </style:style>
    <style:style style:name="P5" style:family="paragraph" style:parent-style-name="Preformatted_20_Text">
      <style:paragraph-properties fo:text-align="justify" style:justify-single-word="false"/>
      <style:text-properties style:font-name="Times New Roman" fo:font-size="14pt" officeooo:rsid="001c5c4d" officeooo:paragraph-rsid="001c5c4d" style:font-size-asian="14pt" style:font-size-complex="14pt"/>
    </style:style>
    <style:style style:name="P6" style:family="paragraph" style:parent-style-name="Preformatted_20_Text">
      <style:paragraph-properties fo:text-align="justify" style:justify-single-word="false"/>
      <style:text-properties style:font-name="Times New Roman" fo:font-size="14pt" officeooo:rsid="0020fab3" officeooo:paragraph-rsid="0020fab3" style:font-size-asian="14pt" style:font-size-complex="14pt"/>
    </style:style>
    <style:style style:name="P7" style:family="paragraph" style:parent-style-name="Preformatted_20_Text">
      <style:paragraph-properties fo:text-align="justify" style:justify-single-word="false"/>
      <style:text-properties style:font-name="Times New Roman" fo:font-size="14pt" officeooo:rsid="00234c8f" officeooo:paragraph-rsid="00234c8f" style:font-size-asian="14pt" style:font-size-complex="14pt"/>
    </style:style>
    <style:style style:name="P8" style:family="paragraph" style:parent-style-name="Preformatted_20_Text">
      <style:text-properties style:font-name="Liberation Mono" fo:font-size="10pt" officeooo:paragraph-rsid="001c5c4d" style:font-size-asian="10pt" style:font-size-complex="10pt"/>
    </style:style>
    <style:style style:name="P9" style:family="paragraph" style:parent-style-name="Preformatted_20_Text">
      <style:paragraph-properties fo:text-align="justify" style:justify-single-word="false"/>
      <style:text-properties style:font-name="Liberation Mono" fo:font-size="10pt" officeooo:rsid="001c5c4d" officeooo:paragraph-rsid="001c5c4d" style:font-size-asian="10pt" style:font-size-complex="10pt"/>
    </style:style>
    <style:style style:name="P10" style:family="paragraph" style:parent-style-name="Preformatted_20_Text">
      <style:paragraph-properties fo:text-align="justify" style:justify-single-word="false"/>
      <style:text-properties style:font-name="Liberation Mono" fo:font-size="10pt" officeooo:rsid="001c3815" officeooo:paragraph-rsid="001c3815" style:font-size-asian="10pt" style:font-size-complex="10pt"/>
    </style:style>
    <style:style style:name="P11" style:family="paragraph" style:parent-style-name="Preformatted_20_Text">
      <style:paragraph-properties fo:text-align="justify" style:justify-single-word="false"/>
      <style:text-properties style:font-name="Liberation Mono" fo:font-size="12pt" officeooo:rsid="001c5c4d" officeooo:paragraph-rsid="001c5c4d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4pt" officeooo:rsid="0019bf57" officeooo:paragraph-rsid="0019bf57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4pt" officeooo:rsid="001ba7f8" officeooo:paragraph-rsid="001ba7f8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df6eb" officeooo:paragraph-rsid="001df6eb" style:font-size-asian="14pt" style:font-weight-asian="bold" style:font-size-complex="14pt" style:font-weight-complex="bold"/>
    </style:style>
    <style:style style:name="T1" style:family="text">
      <style:text-properties officeooo:rsid="001ba7f8"/>
    </style:style>
    <style:style style:name="T2" style:family="text">
      <style:text-properties officeooo:rsid="001c3815"/>
    </style:style>
    <style:style style:name="T3" style:family="text">
      <style:text-properties officeooo:rsid="001c8369"/>
    </style:style>
    <style:style style:name="T4" style:family="text">
      <style:text-properties officeooo:rsid="001fbdc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Программный компонент «rfilt»</text:p>
      <text:p text:style-name="P12"/>
      <text:p text:style-name="P12">С целью оптимизации управлени<text:span text:style-name="T1">я</text:span> гидроприводом <text:span text:style-name="T1">антенны </text:span>в части минимизации времени <text:span text:style-name="T1">переброса сектора электронного сканирования в условиях ограничения угловой скорости, ускорения и рывка (вторая производная угловой скорости) был разработан специальный нелинейный фильтр, который должен быть включен в цепь управления гидроприводом. Фильтр (программный компонент «rfilt») на основе входных данных (в общем случае изменяющихся по произвольному закону) осуществляет формирование оптимальной траектории управления приводом и формирует заданные углы для пропорционального регулятора (УУП — устройство управления приводом).</text:span></text:p>
      <text:p text:style-name="P12"/>
      <text:p text:style-name="P13">В канале «крена» и «азимута» должны использоваться два разработанных фильтра. Проведено моделирование работы фильтра на ПЭВМ и получены эпюры его реакции на типичные воздействия («ступенька», «синусоида», «пила»).</text:p>
      <text:p text:style-name="P13"/>
      <text:p text:style-name="P2">Фильтр может быть использован при решении различных задач управления приводами, кранами, станками с ЧПУ, 3d принтерами, в железнодорожном и другом транспорте, в радиолокации, в авиации, при управлении БЛА, в ракето- и торпедо-строении, при проектировании лифтов <text:span text:style-name="T2">и крановых механизмов</text:span>, при построении различными претензионных систем плавного пуска и торможения.</text:p>
      <text:p text:style-name="P2"/>
      <text:p text:style-name="P3">Ограничение скорости выбирается из требований максимальной мощности привод<text:span text:style-name="T4">а</text:span> и соображениями безопасности. Учитывая, что на вторую и третью производную координаты <text:span text:style-name="T4">(рывок) </text:span>привода фильтр накладывает ограничения, то максимальная скорость может быть выбрана достаточно большой (например 90% от допустимого по техническим условиям значения).</text:p>
      <text:p text:style-name="P3"/>
      <text:p text:style-name="P4">Ограничение ускорения выбирается из требований максимальных нагрузок на элементы конструкции и <text:span text:style-name="T4">с учетом </text:span>мощности привода. В общем случае может быть заданы различные ограничения на ускорение разгона и торможения, в случае, если эти фазы обеспечиваются разными механизмами (например электродвигателями и фрикционами/рекуператорами). Реальные привода кроме ограничения ускорения фактически ограничивают и рывок, <text:span text:style-name="T4">т. к. </text:span>значение ускорений не может меняться мгновенно. Кроме того, резкие изменения ускорени<text:span text:style-name="T4">я</text:span> приводят к раскачиванию конструкций, что приводит к снижению точности позиционирования. Разработанный алгоритм позволяет ограничивать не только скорость и ускорение, но и рывок. К примеру, для элеткро-гидропривода максимальное ускорение определяется давлением рабочей жидкости в системе, а максимальный рывок - максимальной мощностью электрических приводов вентилей (золотников). <text:span text:style-name="T4">В связи с тем, что фильтр ограничивает рывок, то ограничение ускорения может быть выбрано до 80...90% от предельных. Ограничение величины рывка следует произвести </text:span><text:soft-page-break/><text:span text:style-name="T4">экспериментально с целью обеспечения приемлемых показателей времени переброса привода и плавности его хода.</text:span></text:p>
      <text:p text:style-name="P3"/>
      <text:p text:style-name="P5">Программный компонент «rfilt» реализован на языке Си и состоит из следующих основных функций:</text:p>
      <text:p text:style-name="P8">* rfilt_init() - функция первичной инициализации компонента `rfilt_t`</text:p>
      <text:p text:style-name="P8">* rfilt_tune() - обновление параметров фильтра «на лету»</text:p>
      <text:p text:style-name="P9">* rfilt_step() - основная рабочая функция</text:p>
      <text:p text:style-name="P10"/>
      <text:p text:style-name="P5">В функцию rfilt_init() передаются исходные ограничения: </text:p>
      <text:p text:style-name="P11"><text:tab/>dt - шаг вызова процедуры фильтрации по времени</text:p>
      <text:p text:style-name="P11"><text:tab/>v_max - максимальная скорость</text:p>
      <text:p text:style-name="P11"><text:tab/>a_up_max - максимальное ускорение разгона</text:p>
      <text:p text:style-name="P11"><text:tab/>a_down_max - максимальное ускорение разгона</text:p>
      <text:p text:style-name="P11"><text:tab/>r_max - максимальный рывок</text:p>
      <text:p text:style-name="P11"><text:tab/>beta - коэффициент запаса фильтра [0..0.1)</text:p>
      <text:p text:style-name="P11"><text:tab/>x_min - ограничение снизу</text:p>
      <text:p text:style-name="P11"><text:tab/>x_max - ограничение сверху</text:p>
      <text:p text:style-name="P5">С заданным темпом (dt) до<text:span text:style-name="T3">л</text:span>жна вызваться функция rfilt_step(), <text:span text:style-name="T3">которая возвращает заданное значение для привода.</text:span></text:p>
      <text:p text:style-name="P7">Параметр beta (около 0.02) необходим для предотвращения «возбуждения» фильтра из-за дискретности управления при подходе к заданному значению.</text:p>
      <text:p text:style-name="P5"/>
      <text:p text:style-name="P6">Разработанный фильтр фактически является формирователем оптимальной траектории. Траектория состоит из фаз разгона и торможения. При «медленно меняющихся» входных значениях, при которых отсутствуют запредельные ускорения и рывки, выходное значение повторяет входное. <text:tab/></text:p>
      <text:p text:style-name="P5"/>
      <text:p text:style-name="P5"/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9T10:28:49.935965993</meta:creation-date>
    <meta:generator>LibreOffice/7.0.4.2$Linux_X86_64 LibreOffice_project/00$Build-2</meta:generator>
    <dc:date>2022-08-29T14:24:52.921281437</dc:date>
    <meta:editing-duration>PT3H55M58S</meta:editing-duration>
    <meta:editing-cycles>10</meta:editing-cycles>
    <meta:document-statistic meta:table-count="0" meta:image-count="0" meta:object-count="0" meta:page-count="2" meta:paragraph-count="22" meta:word-count="472" meta:character-count="3825" meta:non-whitespace-character-count="3363"/>
  </office:meta>
</office:document-meta>
</file>